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184" officeooo:paragraph-rsid="001ec184"/>
    </style:style>
    <style:style style:name="P2" style:family="paragraph" style:parent-style-name="Standard">
      <style:text-properties officeooo:rsid="001f0852" officeooo:paragraph-rsid="001f0852"/>
    </style:style>
    <style:style style:name="P3" style:family="paragraph" style:parent-style-name="Standard">
      <style:text-properties officeooo:rsid="001f0852" officeooo:paragraph-rsid="002091d7"/>
    </style:style>
    <style:style style:name="P4" style:family="paragraph" style:parent-style-name="Standard">
      <style:text-properties officeooo:rsid="001f0852" officeooo:paragraph-rsid="00295675"/>
    </style:style>
    <style:style style:name="P5" style:family="paragraph" style:parent-style-name="Standard">
      <style:text-properties officeooo:rsid="0020b259" officeooo:paragraph-rsid="001f0852"/>
    </style:style>
    <style:style style:name="P6" style:family="paragraph" style:parent-style-name="Standard">
      <style:text-properties officeooo:rsid="0020b259" officeooo:paragraph-rsid="0020b259"/>
    </style:style>
    <style:style style:name="P7" style:family="paragraph" style:parent-style-name="Standard">
      <style:text-properties officeooo:rsid="002091d7" officeooo:paragraph-rsid="002091d7"/>
    </style:style>
    <style:style style:name="P8" style:family="paragraph" style:parent-style-name="Standard">
      <style:text-properties officeooo:rsid="0022fa09" officeooo:paragraph-rsid="0022fa09"/>
    </style:style>
    <style:style style:name="P9" style:family="paragraph" style:parent-style-name="Standard">
      <style:text-properties officeooo:paragraph-rsid="0024f2d2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ec184" officeooo:paragraph-rsid="001ec184" style:font-weight-asian="bold" style:font-weight-complex="bold"/>
    </style:style>
    <style:style style:name="P11" style:family="paragraph" style:parent-style-name="Standard">
      <style:text-properties officeooo:rsid="0020b259" officeooo:paragraph-rsid="00295675"/>
    </style:style>
    <style:style style:name="P12" style:family="paragraph" style:parent-style-name="Standard">
      <style:text-properties officeooo:rsid="001f0852" officeooo:paragraph-rsid="001f0852"/>
    </style:style>
    <style:style style:name="T1" style:family="text">
      <style:text-properties officeooo:rsid="001f0852"/>
    </style:style>
    <style:style style:name="T2" style:family="text">
      <style:text-properties officeooo:rsid="002091d7"/>
    </style:style>
    <style:style style:name="T3" style:family="text">
      <style:text-properties officeooo:rsid="0020b259"/>
    </style:style>
    <style:style style:name="T4" style:family="text">
      <style:text-properties officeooo:rsid="00218ed8"/>
    </style:style>
    <style:style style:name="T5" style:family="text">
      <style:text-properties officeooo:rsid="00295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рукция по использованию “Средства резервного копирования БД”</text:p>
      <text:p text:style-name="P1"/>
      <text:p text:style-name="P1">1. Требования</text:p>
      <text:p text:style-name="P1"><text:tab/>Для нормального функционирования необходимо выполнение следующих условий:</text:p>
      <text:p text:style-name="P1">- предоставление разрешительных прав на запись в файловую систему, <text:span text:style-name="T5">где располагается файл скрипта</text:span>;</text:p>
      <text:p text:style-name="P1">- <text:span text:style-name="T3">наличие учётной записи пользователя БД с привелегиями на чтение данных.</text:span></text:p>
      <text:p text:style-name="P1"/>
      <text:p text:style-name="P1">2. <text:span text:style-name="T1">Руководство по использованию</text:span></text:p>
      <text:p text:style-name="P2"><text:tab/>Файл скрипта-контроллера по умолчанию называется backup.php, расположенный в папке /backup.</text:p>
      <text:p text:style-name="P2"><text:tab/>В качестве входных параметров скрипту требуются следующие значения:</text:p>
      <text:p text:style-name="P2"><text:tab/>- максимальный размер результирующего файла, байт;</text:p>
      <text:p text:style-name="P2"><text:tab/>- <text:span text:style-name="T4">адрес сервера БД;</text:span></text:p>
      <text:p text:style-name="P2"><text:tab/>- наименование базы данных;</text:p>
      <text:p text:style-name="P2"><text:tab/>- идентификатор учетной записи пользователя базы данных;</text:p>
      <text:p text:style-name="P2"><text:tab/>- пароль учетной записи пользователя базы данных;</text:p>
      <text:p text:style-name="P2"/>
      <text:p text:style-name="P2"><text:tab/>Входные параметры могут быть введены как вручную с использованием скрипта инициализации, так и сформированы с использованием POST-запроса из стороннего приложения.</text:p>
      <text:p text:style-name="P3"><text:tab/>В результате работы скрипта в папке /backup формируются файлы, содержащие SQL-<text:span text:style-name="T2">запросы. Если размер результирующего бекапа больше максимального, файлы делятся на части.</text:span></text:p>
      <text:p text:style-name="P7"><text:tab/>Имена файлов формируются по следующему принципу:</text:p>
      <text:p text:style-name="P2">backup-<text:span text:style-name="T2">(дата-время)</text:span>-<text:span text:style-name="T2">(номер_части)</text:span>.sql</text:p>
      <text:p text:style-name="P5"/>
      <text:p text:style-name="P6">3. Проверка и тестирование</text:p>
      <text:p text:style-name="P4"><text:tab/>Для удобства тестирования предоставляется скрипт инициализации index.php</text:p>
      <text:p text:style-name="P11"><text:tab/>Для проверки использовалась БД для Multi-vendor </text:p>
      <text:p text:style-name="P9"><text:a xlink:type="simple" xlink:href="https://github.com/cscart/demo-data-mve" text:style-name="Internet_20_link" text:visited-style-name="Visited_20_Internet_20_Link">https://github.com/cscart/demo-data-mve</text:a></text:p>
      <text:p text:style-name="P2"/>
      <text:p text:style-name="P8">4. Реквизиты</text:p>
      <text:p text:style-name="P8"><text:tab/>Репозиторий проекта расположен по адресу</text:p>
      <text:p text:style-name="P8"><text:a xlink:type="simple" xlink:href="https://github.com/Semagin/backup" text:style-name="Internet_20_link" text:visited-style-name="Visited_20_Internet_20_Link">https://github.com/Semagin/backu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1:54:24.451336857</meta:creation-date>
    <dc:date>2019-12-10T17:45:01.506267184</dc:date>
    <meta:editing-duration>PT31M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64" meta:character-count="1410" meta:non-whitespace-character-count="1255"/>
  </office:meta>
</office:document-meta>
</file>